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Noto Sans', Ubuntu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172b4d" style:font-name="apple-system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cm" fo:margin-right="0cm" fo:margin-top="0.318cm" fo:margin-bottom="0cm" fo:orphans="2" fo:widows="2" fo:text-indent="0cm" style:auto-text-indent="false"/>
      <style:text-properties fo:font-variant="normal" fo:text-transform="none" fo:color="#172b4d" style:font-name="apple-system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-Afficher une fenêtre pop-up ou un modal après validation du formulaire par l'utilisateur, avec un message "Merci de patienter" ou autre, en attendant la génération de la recette par ChatGPT et son affichage</text:p>
      <text:p text:style-name="P3"/>
      <text:p text:style-name="P3">2-Affichage de la recette avec Jquery</text:p>
      <text:p text:style-name="P3"/>
      <text:p text:style-name="P3">3-Envoyer la liste d'ingrédients et critères à l'API avec JavaScript/Axios</text:p>
      <text:p text:style-name="P3"/>
      <text:p text:style-name="P3">4-Faire en sorte que le footer pour accepter/refuser les cookies ne s'affiche qu'à la première visite de l'utilisateur</text:p>
      <text:p text:style-name="P3"/>
      <text:p text:style-name="P3">5-Trouver un framework CSS pour décorer le site</text:p>
      <text:p text:style-name="P3"/>
      <text:p text:style-name="P3">6-Test de la communication entre l'application et l'API.</text:p>
      <text:p text:style-name="P3"/>
      <text:p text:style-name="P3">7-Créer la page de base main.blade.php</text:p>
      <text:p text:style-name="P3"/>
      <text:p text:style-name="P3">8-Faire un formulaire pour accepter ou refuser les cookies à la première visite de l'utilisateur sur le site</text:p>
      <text:p text:style-name="P3"/>
      <text:p text:style-name="P3">9-Créer la page HTML Blade pour la recette</text:p>
      <text:p text:style-name="P3"/>
      <text:p text:style-name="P3">10-Alimenter base de données "ingrédients"</text:p>
      <text:p text:style-name="P3"/>
      <text:p text:style-name="P3">11-Créer une maquette Figma pour la recette obtenue à partir des ingrédients</text:p>
      <text:p text:style-name="P3"/>
      <text:p text:style-name="P3">12-Créer une maquette Figma pour le formulaire avec sa place sur l'écran dans l'application</text:p>
      <text:p text:style-name="P3"/>
      <text:p text:style-name="P3">13-Créer un modèle Ingredient</text:p>
      <text:p text:style-name="P3"/>
      <text:p text:style-name="P3">14-Créer un contrôleur Ingredient</text:p>
      <text:p text:style-name="P3"/>
      <text:p text:style-name="P3">15-Créer une base de données pour ingrédients de base</text:p>
      <text:p text:style-name="P3"/>
      <text:p text:style-name="P3">16-Faire le backlog</text:p>
      <text:p text:style-name="P3"/>
      <text:p text:style-name="P3">17-Initialisation GitHub</text:p>
      <text:p text:style-name="P3"/>
      <text:p text:style-name="P3"/>
      <text:p text:style-name="P3"/>
      <text:p text:style-name="P3">19-Technologie Back-End: Laravel</text:p>
      <text:p text:style-name="P3"/>
      <text:p text:style-name="P3">20-Créer des tests unitaires</text:p>
      <text:p text:style-name="P1">Parties du back concernées par les tests à réaliser:</text:p>
      <text:p text:style-name="P2"><text:soft-page-break/>-RecetteController</text:p>
      <text:p text:style-name="P2">-”EventController”, ou autre, qui va contrôler l’enregistrement des actions des utilisateurs</text:p>
      <text:p text:style-name="P3"/>
      <text:p text:style-name="P3"/>
      <text:p text:style-name="P3">21-Chasser les bugs en testant l'application (essayer d'envoyer formulaire vide, et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Noto Sans', Ubuntu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26T19:25:20.03</meta:creation-date>
    <meta:document-statistic meta:table-count="0" meta:image-count="0" meta:object-count="0" meta:page-count="2" meta:paragraph-count="23" meta:word-count="207" meta:character-count="1402"/>
    <dc:date>2023-12-26T22:54:17.76</dc:date>
    <meta:editing-duration>PT3H13M47S</meta:editing-duration>
    <meta:editing-cycles>1</meta:editing-cycles>
    <meta:generator>OpenOffice/4.1.13$Win32 OpenOffice.org_project/4113m1$Build-9810</meta:generator>
  </office:meta>
</office:document-meta>
</file>